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6c47" officeooo:paragraph-rsid="00106c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3/10/2022</text:p>
      <text:p text:style-name="P1"/>
      <text:p text:style-name="P1">TO LEARN LINUX COMMANDS PROPERLY( 4 HRS)</text:p>
      <text:p text:style-name="P1">TO COMPLETE GITHUB (4 HRS)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3T08:48:41.810239325</meta:creation-date>
    <dc:date>2022-10-13T08:51:45.066339438</dc:date>
    <meta:editing-duration>PT3M3S</meta:editing-duration>
    <meta:editing-cycles>1</meta:editing-cycles>
    <meta:document-statistic meta:table-count="0" meta:image-count="0" meta:object-count="0" meta:page-count="1" meta:paragraph-count="3" meta:word-count="13" meta:character-count="76" meta:non-whitespace-character-count="66"/>
    <meta:generator>LibreOffice/7.3.5.2$Linux_X86_64 LibreOffice_project/30$Build-2</meta:generator>
  </office:meta>
</office:document-meta>
</file>